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676cm" svg:y1="1.323cm" svg:x2="1.676cm" svg:y2="2.302cm">
          <text:p/>
        </draw:line>
        <draw:line draw:style-name="gr2" draw:text-style-name="P1" draw:layer="layout" svg:x1="0.916cm" svg:y1="1.327cm" svg:x2="1.673cm" svg:y2="1.327cm">
          <text:p/>
        </draw:line>
        <draw:line draw:style-name="gr2" draw:text-style-name="P1" draw:layer="layout" svg:x1="0.667cm" svg:y1="0.74cm" svg:x2="0.828cm" svg:y2="0.833cm">
          <text:p/>
        </draw:line>
        <draw:line draw:style-name="gr2" draw:text-style-name="P1" draw:layer="layout" svg:x1="0.671cm" svg:y1="0.742cm" svg:x2="0.263cm" svg:y2="0.743cm">
          <text:p/>
        </draw:line>
        <draw:line draw:style-name="gr2" draw:text-style-name="P1" draw:layer="layout" svg:x1="1.678cm" svg:y1="2.3cm" svg:x2="1.678cm" svg:y2="2.486cm">
          <text:p/>
        </draw:line>
        <draw:line draw:style-name="gr2" draw:text-style-name="P1" draw:layer="layout" svg:x1="0.256cm" svg:y1="0.457cm" svg:x2="2.527cm" svg:y2="0.457cm">
          <text:p/>
        </draw:line>
        <draw:line draw:style-name="gr2" draw:text-style-name="P1" draw:layer="layout" svg:x1="2.525cm" svg:y1="0.452cm" svg:x2="2.525cm" svg:y2="0.85cm">
          <text:p/>
        </draw:line>
        <draw:line draw:style-name="gr2" draw:text-style-name="P1" draw:layer="layout" svg:x1="1.675cm" svg:y1="2.479cm" svg:x2="0.245cm" svg:y2="2.479cm">
          <text:p/>
        </draw:line>
        <draw:frame draw:style-name="gr3" draw:layer="layout" svg:width="0.415cm" svg:height="0.388cm" svg:x="0.189cm" svg:y="1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.027cm" svg:height="0.418cm" svg:x="0.621cm" svg:y="1.73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0.416cm" svg:y1="1.716cm" svg:x2="0.416cm" svg:y2="2.472cm">
          <text:p/>
        </draw:line>
        <draw:line draw:style-name="gr4" draw:text-style-name="P1" draw:layer="layout" svg:x1="0.424cm" svg:y1="1.337cm" svg:x2="0.424cm" svg:y2="0.755cm">
          <text:p/>
        </draw:line>
        <draw:line draw:style-name="gr4" draw:text-style-name="P1" draw:layer="layout" svg:x1="1.115cm" svg:y1="1.73cm" svg:x2="1.115cm" svg:y2="1.338cm">
          <text:p/>
        </draw:line>
        <draw:line draw:style-name="gr4" draw:text-style-name="P1" draw:layer="layout" svg:x1="1.118cm" svg:y1="2.174cm" svg:x2="1.118cm" svg:y2="2.475cm">
          <text:p/>
        </draw:line>
        <draw:line draw:style-name="gr4" draw:text-style-name="P1" draw:layer="layout" svg:x1="0.844cm" svg:y1="2.77cm" svg:x2="1.296cm" svg:y2="2.77cm">
          <text:p/>
        </draw:line>
        <draw:frame draw:style-name="gr3" draw:layer="layout" svg:width="0.376cm" svg:height="0.466cm" svg:x="1.291cm" svg:y="2.54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0.823cm" svg:y1="0.834cm" svg:x2="1.671cm" svg:y2="1.324cm">
          <text:p/>
        </draw:line>
        <draw:line draw:style-name="gr1" draw:text-style-name="P1" draw:layer="layout" svg:x1="1.68cm" svg:y1="1.322cm" svg:x2="2.528cm" svg:y2="0.832cm">
          <text:p/>
        </draw:line>
        <draw:line draw:style-name="gr4" draw:text-style-name="P1" draw:layer="layout" svg:x1="2.939cm" svg:y1="1.321cm" svg:x2="2.939cm" svg:y2="1.773cm">
          <text:p/>
        </draw:line>
        <draw:frame draw:style-name="gr3" draw:layer="layout" svg:width="0.649cm" svg:height="0.466cm" svg:x="2.271cm" svg:y="1.18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" draw:text-style-name="P1" draw:layer="layout" svg:x1="3.175cm" svg:y1="0.989cm" svg:x2="3.175cm" svg:y2="1.968cm">
          <text:p/>
        </draw:line>
        <draw:line draw:style-name="gr1" draw:text-style-name="P1" draw:layer="layout" svg:x1="3.18cm" svg:y1="0.978cm" svg:x2="4.028cm" svg:y2="1.467cm">
          <text:p/>
        </draw:line>
        <draw:line draw:style-name="gr1" draw:text-style-name="P1" draw:layer="layout" svg:x1="3.173cm" svg:y1="1.971cm" svg:x2="4.021cm" svg:y2="1.481cm">
          <text:p/>
        </draw:line>
        <draw:line draw:style-name="gr2" draw:text-style-name="P1" draw:layer="layout" svg:x1="3.168cm" svg:y1="0.609cm" svg:x2="3.168cm" svg:y2="1.007cm">
          <text:p/>
        </draw:line>
        <draw:line draw:style-name="gr2" draw:text-style-name="P1" draw:layer="layout" svg:x1="3.168cm" svg:y1="1.972cm" svg:x2="3.168cm" svg:y2="2.37cm">
          <text:p/>
        </draw:line>
        <draw:line draw:style-name="gr2" draw:text-style-name="P1" draw:layer="layout" svg:x1="4.014cm" svg:y1="1.479cm" svg:x2="4.412cm" svg:y2="1.479cm">
          <text:p/>
        </draw:line>
        <draw:line draw:style-name="gr2" draw:text-style-name="P1" draw:layer="layout" svg:x1="3.175cm" svg:y1="0.613cm" svg:x2="4.407cm" svg:y2="0.613cm">
          <text:p/>
        </draw:line>
        <draw:line draw:style-name="gr2" draw:text-style-name="P1" draw:layer="layout" svg:x1="3.175cm" svg:y1="2.37cm" svg:x2="4.407cm" svg:y2="2.37cm">
          <text:p/>
        </draw:line>
        <draw:line draw:style-name="gr1" draw:text-style-name="P1" draw:layer="layout" svg:x1="1.692cm" svg:y1="5.293cm" svg:x2="1.692cm" svg:y2="6.272cm">
          <text:p/>
        </draw:line>
        <draw:line draw:style-name="gr2" draw:text-style-name="P1" draw:layer="layout" svg:x1="0.932cm" svg:y1="5.297cm" svg:x2="1.689cm" svg:y2="5.297cm">
          <text:p/>
        </draw:line>
        <draw:line draw:style-name="gr2" draw:text-style-name="P1" draw:layer="layout" svg:x1="0.683cm" svg:y1="4.71cm" svg:x2="0.844cm" svg:y2="4.803cm">
          <text:p/>
        </draw:line>
        <draw:line draw:style-name="gr2" draw:text-style-name="P1" draw:layer="layout" svg:x1="0.687cm" svg:y1="4.712cm" svg:x2="0.279cm" svg:y2="4.713cm">
          <text:p/>
        </draw:line>
        <draw:line draw:style-name="gr2" draw:text-style-name="P1" draw:layer="layout" svg:x1="1.694cm" svg:y1="6.27cm" svg:x2="1.694cm" svg:y2="6.456cm">
          <text:p/>
        </draw:line>
        <draw:line draw:style-name="gr2" draw:text-style-name="P1" draw:layer="layout" svg:x1="0.272cm" svg:y1="4.427cm" svg:x2="2.543cm" svg:y2="4.427cm">
          <text:p/>
        </draw:line>
        <draw:line draw:style-name="gr2" draw:text-style-name="P1" draw:layer="layout" svg:x1="2.541cm" svg:y1="4.422cm" svg:x2="2.541cm" svg:y2="4.82cm">
          <text:p/>
        </draw:line>
        <draw:line draw:style-name="gr2" draw:text-style-name="P1" draw:layer="layout" svg:x1="1.691cm" svg:y1="6.449cm" svg:x2="0.261cm" svg:y2="6.449cm">
          <text:p/>
        </draw:line>
        <draw:frame draw:style-name="gr3" draw:layer="layout" svg:width="0.415cm" svg:height="0.388cm" svg:x="0.205cm" svg:y="5.28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027cm" svg:height="0.418cm" svg:x="0.637cm" svg:y="5.70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1" draw:layer="layout" svg:x1="0.432cm" svg:y1="5.686cm" svg:x2="0.432cm" svg:y2="6.442cm">
          <text:p/>
        </draw:line>
        <draw:line draw:style-name="gr4" draw:text-style-name="P1" draw:layer="layout" svg:x1="0.44cm" svg:y1="5.307cm" svg:x2="0.44cm" svg:y2="4.725cm">
          <text:p/>
        </draw:line>
        <draw:line draw:style-name="gr4" draw:text-style-name="P1" draw:layer="layout" svg:x1="1.131cm" svg:y1="5.7cm" svg:x2="1.131cm" svg:y2="5.308cm">
          <text:p/>
        </draw:line>
        <draw:line draw:style-name="gr4" draw:text-style-name="P1" draw:layer="layout" svg:x1="1.134cm" svg:y1="6.144cm" svg:x2="1.134cm" svg:y2="6.445cm">
          <text:p/>
        </draw:line>
        <draw:line draw:style-name="gr4" draw:text-style-name="P1" draw:layer="layout" svg:x1="0.41cm" svg:y1="6.704cm" svg:x2="0.862cm" svg:y2="6.704cm">
          <text:p/>
        </draw:line>
        <draw:frame draw:style-name="gr3" draw:layer="layout" svg:width="0.376cm" svg:height="0.466cm" svg:x="0.821cm" svg:y="6.4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0.839cm" svg:y1="4.804cm" svg:x2="1.687cm" svg:y2="5.294cm">
          <text:p/>
        </draw:line>
        <draw:line draw:style-name="gr1" draw:text-style-name="P1" draw:layer="layout" svg:x1="1.696cm" svg:y1="5.292cm" svg:x2="2.544cm" svg:y2="4.802cm">
          <text:p/>
        </draw:line>
        <draw:line draw:style-name="gr1" draw:text-style-name="P1" draw:layer="layout" svg:x1="3.522cm" svg:y1="5.292cm" svg:x2="3.522cm" svg:y2="6.271cm">
          <text:p/>
        </draw:line>
        <draw:line draw:style-name="gr2" draw:text-style-name="P1" draw:layer="layout" svg:x1="4.282cm" svg:y1="5.296cm" svg:x2="3.525cm" svg:y2="5.296cm">
          <text:p/>
        </draw:line>
        <draw:line draw:style-name="gr2" draw:text-style-name="P1" draw:layer="layout" svg:x1="4.531cm" svg:y1="4.709cm" svg:x2="4.37cm" svg:y2="4.802cm">
          <text:p/>
        </draw:line>
        <draw:line draw:style-name="gr2" draw:text-style-name="P1" draw:layer="layout" svg:x1="4.527cm" svg:y1="4.711cm" svg:x2="4.935cm" svg:y2="4.712cm">
          <text:p/>
        </draw:line>
        <draw:line draw:style-name="gr2" draw:text-style-name="P1" draw:layer="layout" svg:x1="3.52cm" svg:y1="6.269cm" svg:x2="3.52cm" svg:y2="6.455cm">
          <text:p/>
        </draw:line>
        <draw:line draw:style-name="gr2" draw:text-style-name="P1" draw:layer="layout" svg:x1="4.942cm" svg:y1="4.426cm" svg:x2="2.671cm" svg:y2="4.426cm">
          <text:p/>
        </draw:line>
        <draw:line draw:style-name="gr2" draw:text-style-name="P1" draw:layer="layout" svg:x1="2.673cm" svg:y1="4.421cm" svg:x2="2.673cm" svg:y2="4.819cm">
          <text:p/>
        </draw:line>
        <draw:line draw:style-name="gr2" draw:text-style-name="P1" draw:layer="layout" svg:x1="3.523cm" svg:y1="6.448cm" svg:x2="4.953cm" svg:y2="6.448cm">
          <text:p/>
        </draw:line>
        <draw:frame draw:style-name="gr3" draw:layer="layout" svg:width="0.819cm" svg:height="0.388cm" svg:x="4.397cm" svg:y="5.33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.251cm" svg:height="0.418cm" svg:x="3.523cm" svg:y="5.69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" draw:text-style-name="P1" draw:layer="layout" svg:x1="4.786cm" svg:y1="5.832cm" svg:x2="4.786cm" svg:y2="6.441cm">
          <text:p/>
        </draw:line>
        <draw:line draw:style-name="gr4" draw:text-style-name="P1" draw:layer="layout" svg:x1="4.774cm" svg:y1="5.306cm" svg:x2="4.774cm" svg:y2="4.724cm">
          <text:p/>
        </draw:line>
        <draw:line draw:style-name="gr4" draw:text-style-name="P1" draw:layer="layout" svg:x1="4.083cm" svg:y1="5.699cm" svg:x2="4.083cm" svg:y2="5.307cm">
          <text:p/>
        </draw:line>
        <draw:line draw:style-name="gr4" draw:text-style-name="P1" draw:layer="layout" svg:x1="4.08cm" svg:y1="6.143cm" svg:x2="4.08cm" svg:y2="6.444cm">
          <text:p/>
        </draw:line>
        <draw:line draw:style-name="gr4" draw:text-style-name="P1" draw:layer="layout" svg:x1="4.513cm" svg:y1="6.835cm" svg:x2="4.965cm" svg:y2="6.835cm">
          <text:p/>
        </draw:line>
        <draw:line draw:style-name="gr1" draw:text-style-name="P1" draw:layer="layout" svg:x1="4.375cm" svg:y1="4.803cm" svg:x2="3.527cm" svg:y2="5.293cm">
          <text:p/>
        </draw:line>
        <draw:line draw:style-name="gr1" draw:text-style-name="P1" draw:layer="layout" svg:x1="3.518cm" svg:y1="5.291cm" svg:x2="2.67cm" svg:y2="4.801cm">
          <text:p/>
        </draw:line>
        <draw:frame draw:style-name="gr3" draw:layer="layout" svg:width="0.559cm" svg:height="0.465cm" svg:x="3.865cm" svg:y="6.59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" draw:text-style-name="P1" draw:layer="layout" svg:x1="8.955cm" svg:y1="1.327cm" svg:x2="8.955cm" svg:y2="2.306cm">
          <text:p/>
        </draw:line>
        <draw:line draw:style-name="gr2" draw:text-style-name="P1" draw:layer="layout" svg:x1="9.715cm" svg:y1="1.331cm" svg:x2="8.958cm" svg:y2="1.331cm">
          <text:p/>
        </draw:line>
        <draw:line draw:style-name="gr2" draw:text-style-name="P1" draw:layer="layout" svg:x1="9.964cm" svg:y1="0.744cm" svg:x2="9.803cm" svg:y2="0.837cm">
          <text:p/>
        </draw:line>
        <draw:line draw:style-name="gr2" draw:text-style-name="P1" draw:layer="layout" svg:x1="9.96cm" svg:y1="0.745cm" svg:x2="10.368cm" svg:y2="0.747cm">
          <text:p/>
        </draw:line>
        <draw:line draw:style-name="gr2" draw:text-style-name="P1" draw:layer="layout" svg:x1="8.953cm" svg:y1="2.304cm" svg:x2="8.953cm" svg:y2="2.49cm">
          <text:p/>
        </draw:line>
        <draw:line draw:style-name="gr2" draw:text-style-name="P1" draw:layer="layout" svg:x1="10.375cm" svg:y1="0.461cm" svg:x2="8.104cm" svg:y2="0.461cm">
          <text:p/>
        </draw:line>
        <draw:line draw:style-name="gr2" draw:text-style-name="P1" draw:layer="layout" svg:x1="8.106cm" svg:y1="0.456cm" svg:x2="8.106cm" svg:y2="0.854cm">
          <text:p/>
        </draw:line>
        <draw:line draw:style-name="gr2" draw:text-style-name="P1" draw:layer="layout" svg:x1="8.956cm" svg:y1="2.483cm" svg:x2="10.386cm" svg:y2="2.483cm">
          <text:p/>
        </draw:line>
        <draw:frame draw:style-name="gr3" draw:layer="layout" svg:width="0.415cm" svg:height="0.388cm" svg:x="5.892cm" svg:y="1.55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815cm" svg:height="0.388cm" svg:x="9.027cm" svg:y="1.71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4" draw:text-style-name="P1" draw:layer="layout" svg:x1="10.287cm" svg:y1="1.738cm" svg:x2="10.287cm" svg:y2="2.494cm">
          <text:p/>
        </draw:line>
        <draw:line draw:style-name="gr4" draw:text-style-name="P1" draw:layer="layout" svg:x1="10.315cm" svg:y1="1.341cm" svg:x2="10.315cm" svg:y2="0.759cm">
          <text:p/>
        </draw:line>
        <draw:line draw:style-name="gr4" draw:text-style-name="P1" draw:layer="layout" svg:x1="9.516cm" svg:y1="1.734cm" svg:x2="9.516cm" svg:y2="1.342cm">
          <text:p/>
        </draw:line>
        <draw:line draw:style-name="gr4" draw:text-style-name="P1" draw:layer="layout" svg:x1="9.513cm" svg:y1="2.178cm" svg:x2="9.513cm" svg:y2="2.479cm">
          <text:p/>
        </draw:line>
        <draw:line draw:style-name="gr4" draw:text-style-name="P1" draw:layer="layout" svg:x1="9.911cm" svg:y1="2.864cm" svg:x2="10.363cm" svg:y2="2.864cm">
          <text:p/>
        </draw:line>
        <draw:line draw:style-name="gr1" draw:text-style-name="P1" draw:layer="layout" svg:x1="9.808cm" svg:y1="0.838cm" svg:x2="8.96cm" svg:y2="1.328cm">
          <text:p/>
        </draw:line>
        <draw:line draw:style-name="gr1" draw:text-style-name="P1" draw:layer="layout" svg:x1="8.951cm" svg:y1="1.326cm" svg:x2="8.103cm" svg:y2="0.836cm">
          <text:p/>
        </draw:line>
        <draw:frame draw:style-name="gr3" draw:layer="layout" svg:width="0.376cm" svg:height="0.466cm" svg:x="6.633cm" svg:y="2.21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" draw:text-style-name="P1" draw:layer="layout" svg:x1="7.438cm" svg:y1="0.831cm" svg:x2="7.438cm" svg:y2="1.81cm">
          <text:p/>
        </draw:line>
        <draw:line draw:style-name="gr1" draw:text-style-name="P1" draw:layer="layout" svg:x1="7.433cm" svg:y1="0.82cm" svg:x2="6.585cm" svg:y2="1.309cm">
          <text:p/>
        </draw:line>
        <draw:line draw:style-name="gr1" draw:text-style-name="P1" draw:layer="layout" svg:x1="7.44cm" svg:y1="1.813cm" svg:x2="6.592cm" svg:y2="1.323cm">
          <text:p/>
        </draw:line>
        <draw:line draw:style-name="gr2" draw:text-style-name="P1" draw:layer="layout" svg:x1="7.434cm" svg:y1="0.439cm" svg:x2="7.434cm" svg:y2="0.837cm">
          <text:p/>
        </draw:line>
        <draw:line draw:style-name="gr2" draw:text-style-name="P1" draw:layer="layout" svg:x1="7.439cm" svg:y1="1.814cm" svg:x2="7.439cm" svg:y2="2.212cm">
          <text:p/>
        </draw:line>
        <draw:line draw:style-name="gr2" draw:text-style-name="P1" draw:layer="layout" svg:x1="6.599cm" svg:y1="1.321cm" svg:x2="6.201cm" svg:y2="1.321cm">
          <text:p/>
        </draw:line>
        <draw:line draw:style-name="gr2" draw:text-style-name="P1" draw:layer="layout" svg:x1="7.438cm" svg:y1="0.437cm" svg:x2="6.206cm" svg:y2="0.437cm">
          <text:p/>
        </draw:line>
        <draw:line draw:style-name="gr2" draw:text-style-name="P1" draw:layer="layout" svg:x1="7.438cm" svg:y1="2.212cm" svg:x2="6.206cm" svg:y2="2.212cm">
          <text:p/>
        </draw:line>
        <draw:frame draw:style-name="gr3" draw:layer="layout" svg:width="0.415cm" svg:height="0.388cm" svg:x="6.432cm" svg:y="4.8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" draw:text-style-name="P1" draw:layer="layout" svg:x1="8.165cm" svg:y1="5.693cm" svg:x2="7.186cm" svg:y2="5.693cm">
          <text:p/>
        </draw:line>
        <draw:line draw:style-name="gr1" draw:text-style-name="P1" draw:layer="layout" svg:x1="8.176cm" svg:y1="5.688cm" svg:x2="7.686cm" svg:y2="4.84cm">
          <text:p/>
        </draw:line>
        <draw:line draw:style-name="gr1" draw:text-style-name="P1" draw:layer="layout" svg:x1="7.183cm" svg:y1="5.695cm" svg:x2="7.673cm" svg:y2="4.847cm">
          <text:p/>
        </draw:line>
        <draw:line draw:style-name="gr2" draw:text-style-name="P1" draw:layer="layout" svg:x1="9.082cm" svg:y1="4.432cm" svg:x2="9.082cm" svg:y2="4.83cm">
          <text:p/>
        </draw:line>
        <draw:line draw:style-name="gr2" draw:text-style-name="P1" draw:layer="layout" svg:x1="7.677cm" svg:y1="4.45cm" svg:x2="7.677cm" svg:y2="4.848cm">
          <text:p/>
        </draw:line>
        <draw:line draw:style-name="gr1" draw:text-style-name="P1" draw:layer="layout" svg:x1="9.571cm" svg:y1="5.68cm" svg:x2="8.592cm" svg:y2="5.68cm">
          <text:p/>
        </draw:line>
        <draw:line draw:style-name="gr1" draw:text-style-name="P1" draw:layer="layout" svg:x1="9.582cm" svg:y1="5.675cm" svg:x2="9.092cm" svg:y2="4.827cm">
          <text:p/>
        </draw:line>
        <draw:line draw:style-name="gr1" draw:text-style-name="P1" draw:layer="layout" svg:x1="8.589cm" svg:y1="5.682cm" svg:x2="9.079cm" svg:y2="4.834cm">
          <text:p/>
        </draw:line>
        <draw:line draw:style-name="gr4" draw:text-style-name="P1" draw:layer="layout" svg:x1="6.212cm" svg:y1="2.447cm" svg:x2="6.664cm" svg:y2="2.447cm">
          <text:p/>
        </draw:line>
        <draw:line draw:style-name="gr4" draw:text-style-name="P1" draw:layer="layout" svg:x1="7.571cm" svg:y1="1.528cm" svg:x2="7.571cm" svg:y2="1.076cm">
          <text:p/>
        </draw:line>
        <draw:frame draw:style-name="gr3" draw:layer="layout" svg:width="0.67cm" svg:height="0.852cm" svg:x="7.581cm" svg:y="0.95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4" draw:text-style-name="P1" draw:layer="layout" svg:x1="4.012cm" svg:y1="2.842cm" svg:x2="4.464cm" svg:y2="2.842cm">
          <text:p/>
        </draw:line>
        <draw:frame draw:style-name="gr3" draw:layer="layout" svg:width="1.081cm" svg:height="0.503cm" svg:x="2.785cm" svg:y="2.52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1.251cm" svg:height="0.418cm" svg:x="4.222cm" svg:y="0.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4" draw:text-style-name="P1" draw:layer="layout" svg:x1="4.23cm" svg:y1="1.458cm" svg:x2="4.23cm" svg:y2="0.63cm">
          <text:p/>
        </draw:line>
        <draw:line draw:style-name="gr4" draw:text-style-name="P1" draw:layer="layout" svg:x1="4.23cm" svg:y1="1.134cm" svg:x2="4.23cm" svg:y2="1.476cm">
          <text:p/>
        </draw:line>
        <draw:line draw:style-name="gr4" draw:text-style-name="P1" draw:layer="layout" svg:x1="6.39cm" svg:y1="1.602cm" svg:x2="6.39cm" svg:y2="2.214cm">
          <text:p/>
        </draw:line>
        <draw:line draw:style-name="gr4" draw:text-style-name="P1" draw:layer="layout" svg:x1="6.39cm" svg:y1="1.692cm" svg:x2="6.39cm" svg:y2="1.278cm">
          <text:p/>
        </draw:line>
        <draw:frame draw:style-name="gr3" draw:layer="layout" svg:width="1.281cm" svg:height="0.503cm" svg:x="8.522cm" svg:y="2.5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.25cm" svg:height="0.418cm" svg:x="9.676cm" svg:y="1.33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" draw:text-style-name="P1" draw:layer="layout" svg:x1="8.176cm" svg:y1="5.686cm" svg:x2="8.176cm" svg:y2="6.674cm">
          <text:p/>
        </draw:line>
        <draw:line draw:style-name="gr2" draw:text-style-name="P1" draw:layer="layout" svg:x1="7.685cm" svg:y1="4.446cm" svg:x2="6.354cm" svg:y2="4.446cm">
          <text:p/>
        </draw:line>
        <draw:line draw:style-name="gr2" draw:text-style-name="P1" draw:layer="layout" svg:x1="10.41cm" svg:y1="4.428cm" svg:x2="9.079cm" svg:y2="4.428cm">
          <text:p/>
        </draw:line>
        <draw:line draw:style-name="gr2" draw:text-style-name="P1" draw:layer="layout" svg:x1="8.184cm" svg:y1="6.672cm" svg:x2="6.33cm" svg:y2="6.672cm">
          <text:p/>
        </draw:line>
        <draw:line draw:style-name="gr2" draw:text-style-name="P1" draw:layer="layout" svg:x1="10.44cm" svg:y1="6.659cm" svg:x2="8.586cm" svg:y2="6.659cm">
          <text:p/>
        </draw:line>
        <draw:line draw:style-name="gr2" draw:text-style-name="P1" draw:layer="layout" svg:x1="7.201cm" svg:y1="5.688cm" svg:x2="6.354cm" svg:y2="5.688cm">
          <text:p/>
        </draw:line>
        <draw:line draw:style-name="gr2" draw:text-style-name="P1" draw:layer="layout" svg:x1="10.406cm" svg:y1="5.687cm" svg:x2="9.559cm" svg:y2="5.687cm">
          <text:p/>
        </draw:line>
        <draw:frame draw:style-name="gr3" draw:layer="layout" svg:width="0.376cm" svg:height="0.466cm" svg:x="7.083cm" svg:y="3.92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6.679cm" svg:y1="4.121cm" svg:x2="7.131cm" svg:y2="4.121cm">
          <text:p/>
        </draw:line>
        <draw:line draw:style-name="gr4" draw:text-style-name="P1" draw:layer="layout" svg:x1="9.181cm" svg:y1="4.103cm" svg:x2="9.633cm" svg:y2="4.103cm">
          <text:p/>
        </draw:line>
        <draw:frame draw:style-name="gr3" draw:layer="layout" svg:width="0.56cm" svg:height="0.466cm" svg:x="9.585cm" svg:y="3.2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0.819cm" svg:height="0.388cm" svg:x="9.65cm" svg:y="4.8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1.098cm" svg:height="0.503cm" svg:x="7.046cm" svg:y="5.934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4" draw:text-style-name="P1" draw:layer="layout" svg:x1="7.448cm" svg:y1="5.831cm" svg:x2="7.9cm" svg:y2="5.831cm">
          <text:p/>
        </draw:line>
        <draw:line draw:style-name="gr2" draw:text-style-name="P1" draw:layer="layout" svg:x1="8.592cm" svg:y1="5.68cm" svg:x2="8.592cm" svg:y2="6.668cm">
          <text:p/>
        </draw:line>
        <draw:line draw:style-name="gr4" draw:text-style-name="P1" draw:layer="layout" svg:x1="8.886cm" svg:y1="5.843cm" svg:x2="9.338cm" svg:y2="5.843cm">
          <text:p/>
        </draw:line>
        <draw:frame draw:style-name="gr3" draw:layer="layout" svg:width="1.281cm" svg:height="0.503cm" svg:x="8.579cm" svg:y="5.91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4" draw:text-style-name="P1" draw:layer="layout" svg:x1="6.625cm" svg:y1="5.282cm" svg:x2="6.625cm" svg:y2="5.691cm">
          <text:p/>
        </draw:line>
        <draw:line draw:style-name="gr4" draw:text-style-name="P1" draw:layer="layout" svg:x1="6.638cm" svg:y1="4.856cm" svg:x2="6.638cm" svg:y2="4.447cm">
          <text:p/>
        </draw:line>
        <draw:line draw:style-name="gr4" draw:text-style-name="P1" draw:layer="layout" svg:x1="10.053cm" svg:y1="4.834cm" svg:x2="10.053cm" svg:y2="4.425cm">
          <text:p/>
        </draw:line>
        <draw:line draw:style-name="gr4" draw:text-style-name="P1" draw:layer="layout" svg:x1="10.054cm" svg:y1="5.275cm" svg:x2="10.054cm" svg:y2="5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1.125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8-11T15:45:29</dc:date>
    <dc:creator>khalid khan</dc:creator>
    <meta:editing-duration>PT01H05M53S</meta:editing-duration>
    <meta:editing-cycles>3</meta:editing-cycles>
    <meta:generator>OpenOffice.org/3.1$Linux OpenOffice.org_project/310m19$Build-9420</meta:generator>
    <meta:document-statistic meta:object-count="13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/</math:mo>
      <math:mrow>
        <math:msqrt>
          <math:mn>3</math:mn>
        </math:msqrt>
        <math:mi>a</math:mi>
      </math:mrow>
    </math:mrow>
    <math:annotation math:encoding="StarMath 5.0">V / {sqrt{3}a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i math:fontstyle="italic">aI</math:mi>
    <math:annotation math:encoding="StarMath 5.0">aI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/</math:mo>
      <math:mi>a</math:mi>
    </math:mrow>
    <math:annotation math:encoding="StarMath 5.0">V / a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i>I</math:mi>
      <math:msqrt>
        <math:mn>3</math:mn>
      </math:msqrt>
    </math:mfrac>
    <math:annotation math:encoding="StarMath 5.0">I over sqrt{3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qrt>
        <math:mn>3</math:mn>
      </math:msqrt>
      <math:mi math:fontstyle="italic">aI</math:mi>
    </math:mrow>
    <math:annotation math:encoding="StarMath 5.0">sqrt{3} aI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/</math:mo>
      <math:mrow>
        <math:msqrt>
          <math:mn>3</math:mn>
        </math:msqrt>
        <math:mi>a</math:mi>
      </math:mrow>
    </math:mrow>
    <math:annotation math:encoding="StarMath 5.0">V / {sqrt{3} a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italic">aI</math:mi>
      <math:mo math:stretchy="false">/</math:mo>
      <math:msqrt>
        <math:mn>3</math:mn>
      </math:msqrt>
    </math:mrow>
    <math:annotation math:encoding="StarMath 5.0">aI /sqrt{3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/</math:mo>
      <math:msqrt>
        <math:mn>3</math:mn>
      </math:msqrt>
    </math:mrow>
    <math:annotation math:encoding="StarMath 5.0">V / {sqrt{3}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qrt>
        <math:mn>3</math:mn>
      </math:msqrt>
      <math:mrow>
        <math:mi>V</math:mi>
        <math:mo math:stretchy="false">/</math:mo>
        <math:mi>a</math:mi>
      </math:mrow>
    </math:mrow>
    <math:annotation math:encoding="StarMath 5.0">sqrt{3}V / 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i math:fontstyle="italic">aI</math:mi>
    <math:annotation math:encoding="StarMath 5.0">aI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/</math:mo>
      <math:mi>a</math:mi>
    </math:mrow>
    <math:annotation math:encoding="StarMath 5.0">V/a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/</math:mo>
      <math:msqrt>
        <math:mn>3</math:mn>
      </math:msqrt>
    </math:mrow>
    <math:annotation math:encoding="StarMath 5.0">I/sqrt{3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aI</math:mi>
      <math:mo math:stretchy="false">/</math:mo>
      <math:msqrt>
        <math:mn>3</math:mn>
      </math:msqrt>
    </math:mrow>
    <math:annotation math:encoding="StarMath 5.0">aI/sqrt{3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a</math:mi>
      <math:mi>I</math:mi>
    </math:mrow>
    <math:annotation math:encoding="StarMath 5.0">a 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/</math:mo>
      <math:msqrt>
        <math:mn>3</math:mn>
      </math:msqrt>
    </math:mrow>
    <math:annotation math:encoding="StarMath 5.0">V / {sqrt{3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/</math:mo>
      <math:mi>a</math:mi>
    </math:mrow>
    <math:annotation math:encoding="StarMath 5.0">V /a</math:annotation>
  </math:semantics>
</math:math>
</file>